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ro1" style:family="table-row">
      <style:table-row-properties style:row-height="1.42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color="#3465a4"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Accent_20_3">
      <style:table-cell-properties style:text-align-source="fix" style:repeat-content="false"/>
      <style:paragraph-properties fo:text-align="start" fo:margin-left="0.353cm"/>
    </style:style>
    <style:style style:name="ce7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start" fo:margin-left="0.353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6"/>
        <table:table-column table:style-name="co2" table:default-cell-style-name="ce6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4" office:value-type="string" calcext:value-type="string" table:number-columns-spanned="8" table:number-rows-spanned="1">
            <text:p>Jai HIND inter college Charthwal</text:p>
          </table:table-cell>
          <table:covered-table-cell table:number-columns-repeated="7" table:style-name="ce8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Name </text:p>
          </table:table-cell>
          <table:table-cell table:style-name="ce5" office:value-type="string" calcext:value-type="string">
            <text:p>Hindi (70)</text:p>
          </table:table-cell>
          <table:table-cell table:style-name="ce5" office:value-type="string" calcext:value-type="string">
            <text:p>English (70)</text:p>
          </table:table-cell>
          <table:table-cell table:style-name="ce5" office:value-type="string" calcext:value-type="string">
            <text:p>Maths (70)</text:p>
          </table:table-cell>
          <table:table-cell table:style-name="ce5" office:value-type="string" calcext:value-type="string">
            <text:p>IT (70)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Percentage</text:p>
          </table:table-cell>
          <table:table-cell table:style-name="ce5" office:value-type="string" calcext:value-type="string">
            <text:p>Divisi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ma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SUM([.B3:.E3])" office:value-type="float" office:value="125" calcext:value-type="float">
            <text:p>125</text:p>
          </table:table-cell>
          <table:table-cell table:formula="of:=[.F3]/280*100" office:value-type="float" office:value="44.6428571428571" calcext:value-type="float">
            <text:p>44.6428571428571</text:p>
          </table:table-cell>
          <table:table-cell table:formula="of:=IF([.G3]&gt;=50;&quot;1st&quot;;IF([.G3]&gt;=40;&quot;2nd&quot;;IF([.G3]&gt;=30;&quot;3rd&quot;;'failed&quot;))))))" office:value-type="string" office:string-value="2nd" calcext:value-type="string">
            <text:p>2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jesh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table:formula="of:=SUM([.B4:.E4])" office:value-type="float" office:value="207" calcext:value-type="float">
            <text:p>207</text:p>
          </table:table-cell>
          <table:table-cell table:formula="of:=[.F4]/280*100" office:value-type="float" office:value="73.9285714285714" calcext:value-type="float">
            <text:p>73.9285714285714</text:p>
          </table:table-cell>
          <table:table-cell table:formula="of:=IF([.G4]&gt;=50;&quot;1st&quot;;IF([.G4]&gt;=40;&quot;2nd&quot;;IF([.G4]&gt;=30;&quot;3rd&quot;;'failed&quot;))))))" office:value-type="string" office:string-value="1st" calcext:value-type="string">
            <text:p>1s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h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SUM([.B5:.E5])" office:value-type="float" office:value="17" calcext:value-type="float">
            <text:p>17</text:p>
          </table:table-cell>
          <table:table-cell table:formula="of:=[.F5]/280*100" office:value-type="float" office:value="6.07142857142857" calcext:value-type="float">
            <text:p>6.07142857142857</text:p>
          </table:table-cell>
          <table:table-cell table:formula="of:=IF([.G5]&gt;=50;&quot;1st&quot;;IF([.G5]&gt;=40;&quot;2nd&quot;;IF([.G5]&gt;=30;&quot;3rd&quot;;'failed&quot;))))))" office:value-type="string" office:string-value="" calcext:value-type="error">
            <text:p>#NAME?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run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SUM([.B6:.E6])" office:value-type="float" office:value="100" calcext:value-type="float">
            <text:p>100</text:p>
          </table:table-cell>
          <table:table-cell table:formula="of:=[.F6]/280*100" office:value-type="float" office:value="35.7142857142857" calcext:value-type="float">
            <text:p>35.7142857142857</text:p>
          </table:table-cell>
          <table:table-cell table:formula="of:=IF([.G6]&gt;=50;&quot;1st&quot;;IF([.G6]&gt;=40;&quot;2nd&quot;;IF([.G6]&gt;=30;&quot;3rd&quot;;'failed&quot;))))))" office:value-type="string" office:string-value="3rd" calcext:value-type="string">
            <text:p>3r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ushar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SUM([.B7:.E7])" office:value-type="float" office:value="195" calcext:value-type="float">
            <text:p>195</text:p>
          </table:table-cell>
          <table:table-cell table:formula="of:=[.F7]/280*100" office:value-type="float" office:value="69.6428571428571" calcext:value-type="float">
            <text:p>69.6428571428571</text:p>
          </table:table-cell>
          <table:table-cell table:formula="of:=IF([.G7]&gt;=50;&quot;1st&quot;;IF([.G7]&gt;=40;&quot;2nd&quot;;IF([.G7]&gt;=30;&quot;3rd&quot;;'failed&quot;))))))" office:value-type="string" office:string-value="1st" calcext:value-type="string">
            <text:p>1s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inay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table:formula="of:=SUM([.B8:.E8])" office:value-type="float" office:value="180" calcext:value-type="float">
            <text:p>180</text:p>
          </table:table-cell>
          <table:table-cell table:formula="of:=[.F8]/280*100" office:value-type="float" office:value="64.2857142857143" calcext:value-type="float">
            <text:p>64.2857142857143</text:p>
          </table:table-cell>
          <table:table-cell table:formula="of:=IF([.G8]&gt;=50;&quot;1st&quot;;IF([.G8]&gt;=40;&quot;2nd&quot;;IF([.G8]&gt;=30;&quot;3rd&quot;;'failed&quot;))))))" office:value-type="string" office:string-value="1st" calcext:value-type="string">
            <text:p>1s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ishal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SUM([.B9:.E9])" office:value-type="float" office:value="170" calcext:value-type="float">
            <text:p>170</text:p>
          </table:table-cell>
          <table:table-cell table:formula="of:=[.F9]/280*100" office:value-type="float" office:value="60.7142857142857" calcext:value-type="float">
            <text:p>60.7142857142857</text:p>
          </table:table-cell>
          <table:table-cell table:formula="of:=IF([.G9]&gt;=50;&quot;1st&quot;;IF([.G9]&gt;=40;&quot;2nd&quot;;IF([.G9]&gt;=30;&quot;3rd&quot;;'failed&quot;))))))" office:value-type="string" office:string-value="1st" calcext:value-type="string">
            <text:p>1st</text:p>
          </table:table-cell>
          <table:table-cell table:number-columns-repeated="2"/>
        </table:table-row>
        <table:table-row table:style-name="ro3">
          <table:table-cell table:style-name="ce7" table:number-columns-repeated="8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3:Sheet1.H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4:32:11.794471268</meta:creation-date>
    <meta:editing-duration>PT2M32S</meta:editing-duration>
    <meta:editing-cycles>2</meta:editing-cycles>
    <meta:generator>LibreOffice/7.3.7.2$Linux_X86_64 LibreOffice_project/30$Build-2</meta:generator>
    <dc:date>2023-01-29T15:25:27.158495429</dc:date>
    <meta:document-statistic meta:table-count="1" meta:cell-count="65" meta:object-count="0"/>
  </office:meta>
</office:document-meta>
</file>